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1.725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6T11:38:42.57">
            <text:p>2019/11/26 11:3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6T11:38:42.21">
            <text:p>2019/11/26 11:3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,t.120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,rev,em=s1;p1 </text:p>
          </table:table-cell>
          <table:table-cell table:style-name="ce49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8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number-columns-repeated="2"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ADGAD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52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38:43.13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59cm" draw:caption-point-x="-1.353cm" draw:caption-point-y="2.5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38:43.27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8cm" draw:caption-point-x="-1.353cm" draw:caption-point-y="2.3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6T11:38:42.22">
            <text:p>2019/11/26 11:3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9)">
            <text:p>sn(39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0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0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0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0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0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4">
            <text:p>14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0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0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0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0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0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0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0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0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0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2.486cm" draw:caption-point-x="-0.672cm" draw:caption-point-y="0.238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8">
            <text:p>3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26T11:37:25.6">
            <text:p>2019/11/26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9">
            <text:p>3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26T11:38:10.28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38:41.12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3.926cm" draw:caption-point-x="-1.353cm" draw:caption-point-y="2.33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38:43.73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8cm" draw:caption-point-x="-1.353cm" draw:caption-point-y="2.3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2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38:42.22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2019/11/26</text:date>, <text:time>11:3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6T11:38:42.13</dc:date>
    <dc:creator>iwabuchi ken</dc:creator>
    <meta:editing-duration>P4DT7H18M43S</meta:editing-duration>
    <meta:editing-cycles>435</meta:editing-cycles>
    <meta:generator>OpenOffice/4.1.3$Win32 OpenOffice.org_project/413m1$Build-9783</meta:generator>
    <meta:document-statistic meta:table-count="8" meta:cell-count="7280" meta:object-count="0"/>
    <meta:user-defined meta:name="sheets-banding"/>
    <meta:user-defined meta:name="sheets-original-selection"/>
  </office:meta>
</office:document-meta>
</file>